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77f8" officeooo:paragraph-rsid="000677f8"/>
    </style:style>
    <style:style style:name="P2" style:family="paragraph" style:parent-style-name="Standard">
      <style:paragraph-properties fo:text-align="center" style:justify-single-word="false"/>
      <style:text-properties officeooo:rsid="000677f8" officeooo:paragraph-rsid="000677f8"/>
    </style:style>
    <style:style style:name="P3" style:family="paragraph" style:parent-style-name="Standard">
      <style:text-properties fo:font-style="italic" officeooo:rsid="000677f8" officeooo:paragraph-rsid="000677f8" style:font-style-asian="italic" style:font-style-complex="italic"/>
    </style:style>
    <style:style style:name="P4" style:family="paragraph" style:parent-style-name="Standard">
      <style:text-properties officeooo:rsid="00068865" officeooo:paragraph-rsid="00068865"/>
    </style:style>
    <style:style style:name="P5" style:family="paragraph" style:parent-style-name="Standard">
      <style:text-properties officeooo:rsid="0006f71b" officeooo:paragraph-rsid="0006f71b"/>
    </style:style>
    <style:style style:name="P6" style:family="paragraph" style:parent-style-name="Standard" style:list-style-name="L1">
      <style:text-properties officeooo:rsid="0006f71b" officeooo:paragraph-rsid="0006f71b"/>
    </style:style>
    <style:style style:name="P7" style:family="paragraph" style:parent-style-name="Title">
      <style:text-properties fo:font-size="26pt" style:font-size-asian="26pt" style:font-size-complex="26pt"/>
    </style:style>
    <style:style style:name="T1" style:family="text">
      <style:text-properties officeooo:rsid="000677f8"/>
    </style:style>
    <style:style style:name="T2" style:family="text">
      <style:text-properties style:text-position="sub 58%"/>
    </style:style>
    <style:style style:name="T3" style:family="text">
      <style:text-properties officeooo:rsid="000688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rder-Free Quantum Non-Determinism</text:p>
      <text:p text:style-name="P2">by Sven Nilsen, 2020</text:p>
      <text:p text:style-name="P1"/>
      <text:p text:style-name="P3">In this paper I suggest that when quantum non-deterministic functions are order-free, their probability distribution identifies the function, although the function itself can not be constructed. In a sense, this is like constructing an imaginary function, similar to how complex numbers are constructed.</text:p>
      <text:p text:style-name="P1"/>
      <text:p text:style-name="P1">An order-free non-deterministic function `f` can be determined by its probabilistic distribution `∃<text:span text:style-name="T2">p</text:span>f`:</text:p>
      <text:p text:style-name="P1"/>
      <text:p text:style-name="P1"><text:tab/>f : () → T</text:p>
      <text:p text:style-name="P1"><text:tab/>∃<text:span text:style-name="T2">p</text:span>f : T → ℝ</text:p>
      <text:p text:style-name="P1"/>
      <text:p text:style-name="P1">Order-free non-deterministic functions requires certain restrictions,</text:p>
      <text:p text:style-name="P1">such as sources of perfect randomness, described in the paper “Order-Free Non-Determinism”.</text:p>
      <text:p text:style-name="P1"/>
      <text:p text:style-name="P1">A quantum non-deterministic function replaces the probability distribution with complex numbers:</text:p>
      <text:p text:style-name="P1"/>
      <text:p text:style-name="P1"><text:tab/>f : () → T</text:p>
      <text:p text:style-name="P1"><text:tab/>∃<text:span text:style-name="T2">pc</text:span>f : T → ℂ</text:p>
      <text:p text:style-name="P1"/>
      <text:p text:style-name="P1">Quantum non-deterministic functions are not constructible in general.</text:p>
      <text:p text:style-name="P4">The reason for this is that although the complex probability distribution is known,<text:line-break/>it does not imply that the identity of the function can be determined.</text:p>
      <text:p text:style-name="P4">For non-deterministic functions it is possible to enumerate all functions to construct `f`,</text:p>
      <text:p text:style-name="P4">which is not the case for quantum non-deterministic functions, hence non-constructible.</text:p>
      <text:p text:style-name="P4"/>
      <text:p text:style-name="P1">However, by asserting that <text:span text:style-name="T3">a quantum non-deterministic function is order-free, all of a sudden the complex probability distribution determines the identity of the function.</text:span></text:p>
      <text:p text:style-name="P1"/>
      <text:p text:style-name="P4">This is a way of cheating, by constructing the function “indirectly”,</text:p>
      <text:p text:style-name="P4">although the function itself can not be written down.</text:p>
      <text:p text:style-name="P4"/>
      <text:p text:style-name="P4">The analogue of this in complex analysis is the invention of an imaginary number `i = sqrt(-1)`.</text:p>
      <text:p text:style-name="P4">Although this number can not be expressed as a real number, there is nothing ambiguous about its meaning in mathematics, since all its properties can be determined.</text:p>
      <text:p text:style-name="P4"/>
      <text:p text:style-name="P4">One can say that imaginary numbers do not hide any abstraction.</text:p>
      <text:p text:style-name="P4"/>
      <text:p text:style-name="P4">Similarly, one can say that order-free quantum non-deterministic functions do not hide an abstraction.</text:p>
      <text:p text:style-name="P4"/>
      <text:p text:style-name="P5">Order-free quantum non-deterministic functions can be used in mathematics to reason fully about some quantum systems, through their properties in mathematical logic. In practice the restrictions, that are described in the paper <text:span text:style-name="T1">“Order-Free Non-Determinism”,</text:span> are consistent with physical observations so far:</text:p>
      <text:p text:style-name="P5"/>
      <text:list xml:id="list7055974353633543163" text:style-name="L1">
        <text:list-item>
          <text:p text:style-name="P6">Time traveling is not possible, including traveling faster than the speed of light</text:p>
        </text:list-item>
        <text:list-item>
          <text:p text:style-name="P6">Quantum randomness is as far anyone can tell, perfectly random sources of inform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20:23.430774000</meta:creation-date>
    <dc:date>2020-04-08T15:49:25.170872000</dc:date>
    <meta:editing-duration>PT8M30S</meta:editing-duration>
    <meta:editing-cycles>1</meta:editing-cycles>
    <meta:document-statistic meta:table-count="0" meta:image-count="0" meta:object-count="0" meta:page-count="1" meta:paragraph-count="25" meta:word-count="352" meta:character-count="2359" meta:non-whitespace-character-count="2030"/>
    <meta:generator>LibreOffice/5.1.2.2$MacOSX_X86_64 LibreOffice_project/d3bf12ecb743fc0d20e0be0c58ca359301eb705f</meta:generator>
  </office:meta>
</office:document-meta>
</file>